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NewRomanPS" svg:font-family="TimesNewRomanPS"/>
    <style:font-face style:name="TimesNewRomanPSMT" svg:font-family="TimesNewRomanPSMT"/>
    <style:font-face style:name="DejaVu Sans" svg:font-family="'DejaVu Sans'"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df30" officeooo:paragraph-rsid="000edf30"/>
    </style:style>
    <style:style style:name="P2"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officeooo:rsid="00113010" officeooo:paragraph-rsid="00113010"/>
    </style:style>
    <style:style style:name="P3"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officeooo:rsid="0012ef2a" officeooo:paragraph-rsid="0012ef2a"/>
    </style:style>
    <style:style style:name="P4" style:family="paragraph" style:parent-style-name="Text_20_body">
      <style:text-properties officeooo:rsid="00113010" officeooo:paragraph-rsid="00113010"/>
    </style:style>
    <style:style style:name="P5"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officeooo:rsid="0014752f" officeooo:paragraph-rsid="0014752f"/>
    </style:style>
    <style:style style:name="P6"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style:font-name="TimesNewRomanPSMT" fo:font-size="12pt" fo:font-weight="normal" officeooo:rsid="0016cea7" officeooo:paragraph-rsid="0016cea7" style:font-weight-asian="normal" style:font-weight-complex="normal"/>
    </style:style>
    <style:style style:name="P7"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style:font-name="TimesNewRomanPSMT" fo:font-size="12pt" fo:font-weight="normal" officeooo:rsid="00191922" officeooo:paragraph-rsid="00181a10" style:font-weight-asian="normal" style:font-weight-complex="normal"/>
    </style:style>
    <style:style style:name="P8"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style:font-name="TimesNewRomanPSMT" fo:font-size="12pt" fo:font-weight="normal" officeooo:rsid="001a3090" officeooo:paragraph-rsid="001a3090" style:font-weight-asian="normal" style:font-weight-complex="normal"/>
    </style:style>
    <style:style style:name="P9" style:family="paragraph" style:parent-style-name="Text_20_body">
      <style:paragraph-properties fo:margin-left="1.27cm" fo:margin-right="0cm" fo:margin-top="0cm" fo:margin-bottom="0.247cm" style:contextual-spacing="false" fo:line-height="120%" fo:text-indent="0cm" style:auto-text-indent="false"/>
      <style:text-properties style:font-name="TimesNewRomanPSMT" fo:font-size="12pt" fo:font-weight="normal" officeooo:rsid="001e5de5" officeooo:paragraph-rsid="001e5de5" style:font-weight-asian="normal" style:font-weight-complex="normal"/>
    </style:style>
    <style:style style:name="P10" style:family="paragraph" style:parent-style-name="Text_20_body">
      <style:paragraph-properties fo:margin-left="1.27cm" fo:margin-right="0cm" fo:margin-top="0cm" fo:margin-bottom="0.247cm" style:contextual-spacing="false" fo:line-height="120%" fo:text-indent="0cm" style:auto-text-indent="false"/>
      <style:text-properties style:font-name="TimesNewRomanPSMT" fo:font-size="12pt" fo:font-weight="normal" officeooo:rsid="001fbdd4" officeooo:paragraph-rsid="0027bb84" style:font-weight-asian="normal" style:font-weight-complex="normal"/>
    </style:style>
    <style:style style:name="P11" style:family="paragraph" style:parent-style-name="Text_20_body">
      <style:text-properties style:font-name="TimesNewRomanPSMT" fo:font-size="12pt" officeooo:paragraph-rsid="0027bb84"/>
    </style:style>
    <style:style style:name="P12" style:family="paragraph" style:parent-style-name="Text_20_body">
      <style:text-properties style:font-name="TimesNewRomanPS" fo:font-size="12pt" fo:font-style="normal" officeooo:rsid="0021acc5" officeooo:paragraph-rsid="00155c5f" style:font-style-asian="normal" style:font-style-complex="normal"/>
    </style:style>
    <style:style style:name="P13" style:family="paragraph" style:parent-style-name="Text_20_body">
      <style:text-properties officeooo:paragraph-rsid="00155c5f"/>
    </style:style>
    <style:style style:name="P14" style:family="paragraph" style:parent-style-name="Text_20_body">
      <style:text-properties style:font-name="TimesNewRomanPS" fo:font-size="12pt" fo:font-style="normal" officeooo:rsid="00229a8e" officeooo:paragraph-rsid="00155c5f" style:font-style-asian="normal" style:font-style-complex="normal"/>
    </style:style>
    <style:style style:name="P15" style:family="paragraph" style:parent-style-name="Text_20_body">
      <style:text-properties style:font-name="TimesNewRomanPSMT" fo:font-size="12pt" fo:font-weight="normal" officeooo:rsid="000edf30" officeooo:paragraph-rsid="00155c5f" style:font-weight-asian="normal" style:font-weight-complex="normal"/>
    </style:style>
    <style:style style:name="P16" style:family="paragraph" style:parent-style-name="Text_20_body">
      <style:text-properties fo:font-weight="normal" officeooo:rsid="000edf30" officeooo:paragraph-rsid="00155c5f" style:font-weight-asian="normal" style:font-weight-complex="normal"/>
    </style:style>
    <style:style style:name="P17" style:family="paragraph" style:parent-style-name="Standard">
      <style:text-properties officeooo:rsid="000edf30"/>
    </style:style>
    <style:style style:name="P18" style:family="paragraph" style:parent-style-name="Standard">
      <style:text-properties officeooo:rsid="000edf30" officeooo:paragraph-rsid="000edf30"/>
    </style:style>
    <style:style style:name="P19" style:family="paragraph" style:parent-style-name="Standard">
      <style:text-properties officeooo:rsid="000edf30" officeooo:paragraph-rsid="001a89ce"/>
    </style:style>
    <style:style style:name="P20" style:family="paragraph" style:parent-style-name="Standard">
      <style:text-properties officeooo:paragraph-rsid="000edf30"/>
    </style:style>
    <style:style style:name="P21" style:family="paragraph" style:parent-style-name="Text_20_body">
      <style:text-properties officeooo:rsid="000edf30"/>
    </style:style>
    <style:style style:name="P22" style:family="paragraph" style:parent-style-name="Text_20_body">
      <style:text-properties officeooo:rsid="000edf30" officeooo:paragraph-rsid="000edf30"/>
    </style:style>
    <style:style style:name="P23" style:family="paragraph" style:parent-style-name="Text_20_body">
      <style:text-properties fo:font-weight="bold" officeooo:rsid="000edf30" officeooo:paragraph-rsid="000edf30" style:font-weight-asian="bold" style:font-weight-complex="bold"/>
    </style:style>
    <style:style style:name="P24" style:family="paragraph" style:parent-style-name="Text_20_body">
      <style:text-properties fo:font-weight="bold" officeooo:rsid="000edf30" officeooo:paragraph-rsid="00155c5f" style:font-weight-asian="bold" style:font-weight-complex="bold"/>
    </style:style>
    <style:style style:name="P25" style:family="paragraph" style:parent-style-name="Text_20_body">
      <style:text-properties officeooo:rsid="00113010" officeooo:paragraph-rsid="00113010"/>
    </style:style>
    <style:style style:name="P26" style:family="paragraph" style:parent-style-name="Text_20_body">
      <style:text-properties officeooo:rsid="00113010" officeooo:paragraph-rsid="0012ef2a"/>
    </style:style>
    <style:style style:name="P27" style:family="paragraph" style:parent-style-name="Text_20_body">
      <style:text-properties fo:font-style="italic" officeooo:rsid="0012ef2a" officeooo:paragraph-rsid="0012ef2a" style:font-style-asian="italic" style:font-style-complex="italic"/>
    </style:style>
    <style:style style:name="P28" style:family="paragraph" style:parent-style-name="Text_20_body">
      <style:text-properties style:font-name="TimesNewRomanPSMT" fo:font-size="12pt" fo:font-weight="normal" officeooo:rsid="000edf30" officeooo:paragraph-rsid="00155c5f" style:font-weight-asian="normal" style:font-weight-complex="normal"/>
    </style:style>
    <style:style style:name="P29" style:family="paragraph" style:parent-style-name="Text_20_body">
      <style:text-properties style:font-name="TimesNewRomanPSMT" fo:font-size="12pt" fo:font-style="italic" fo:font-weight="normal" officeooo:rsid="001c0251" officeooo:paragraph-rsid="001c0251" style:font-style-asian="italic" style:font-weight-asian="normal" style:font-style-complex="italic" style:font-weight-complex="normal"/>
    </style:style>
    <style:style style:name="P30" style:family="paragraph" style:parent-style-name="Text_20_body">
      <style:text-properties style:font-name="TimesNewRomanPSMT" fo:font-size="12pt" fo:font-style="normal" fo:font-weight="normal" officeooo:rsid="001c0251" officeooo:paragraph-rsid="001c0251" style:font-style-asian="normal" style:font-weight-asian="normal" style:font-style-complex="normal" style:font-weight-complex="normal"/>
    </style:style>
    <style:style style:name="P31" style:family="paragraph" style:parent-style-name="Text_20_body">
      <style:text-properties style:font-name="TimesNewRomanPSMT" fo:font-size="12pt" officeooo:paragraph-rsid="00155c5f"/>
    </style:style>
    <style:style style:name="P32" style:family="paragraph" style:parent-style-name="Text_20_body">
      <style:text-properties fo:font-weight="normal" officeooo:rsid="000edf30" officeooo:paragraph-rsid="00155c5f" style:font-weight-asian="normal" style:font-weight-complex="normal"/>
    </style:style>
    <style:style style:name="P33" style:family="paragraph" style:parent-style-name="Text_20_body">
      <style:text-properties officeooo:paragraph-rsid="00155c5f"/>
    </style:style>
    <style:style style:name="P34"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style:font-name="TimesNewRomanPSMT" fo:font-size="12pt" fo:font-weight="normal" officeooo:rsid="0016cea7" officeooo:paragraph-rsid="0016cea7" style:font-weight-asian="normal" style:font-weight-complex="normal"/>
    </style:style>
    <style:style style:name="P35"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style:font-name="TimesNewRomanPSMT" fo:font-size="12pt" fo:font-weight="normal" officeooo:rsid="00191922" officeooo:paragraph-rsid="00181a10" style:font-weight-asian="normal" style:font-weight-complex="normal"/>
    </style:style>
    <style:style style:name="P36"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style:font-name="TimesNewRomanPSMT" fo:font-size="12pt" fo:font-weight="normal" officeooo:rsid="00182f57" officeooo:paragraph-rsid="001b72fa" style:font-weight-asian="normal" style:font-weight-complex="normal"/>
    </style:style>
    <style:style style:name="P37"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style:font-name="TimesNewRomanPSMT" fo:font-size="12pt" fo:font-weight="normal" officeooo:rsid="001c0251" officeooo:paragraph-rsid="001c0251" style:font-weight-asian="normal" style:font-weight-complex="normal"/>
    </style:style>
    <style:style style:name="P38"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style:font-name="TimesNewRomanPSMT" fo:font-size="12pt" fo:font-style="italic" fo:font-weight="normal" officeooo:rsid="0016cea7" officeooo:paragraph-rsid="0016cea7" style:font-style-asian="italic" style:font-weight-asian="normal" style:font-style-complex="italic" style:font-weight-complex="normal"/>
    </style:style>
    <style:style style:name="P39"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officeooo:rsid="0014752f" officeooo:paragraph-rsid="0014752f"/>
    </style:style>
    <style:style style:name="P40"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officeooo:rsid="0012ef2a" officeooo:paragraph-rsid="0012ef2a"/>
    </style:style>
    <style:style style:name="P41"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officeooo:rsid="00113010" officeooo:paragraph-rsid="00113010"/>
    </style:style>
    <style:style style:name="P42" style:family="paragraph" style:parent-style-name="Text_20_body">
      <style:paragraph-properties fo:margin-left="1.27cm" fo:margin-right="0cm" fo:margin-top="0cm" fo:margin-bottom="0.247cm" style:contextual-spacing="false" fo:line-height="120%" fo:text-indent="0cm" style:auto-text-indent="false"/>
      <style:text-properties style:font-name="TimesNewRomanPSMT" fo:font-size="12pt" fo:font-weight="normal" officeooo:rsid="0016cea7" officeooo:paragraph-rsid="0016cea7" style:font-weight-asian="normal" style:font-weight-complex="normal"/>
    </style:style>
    <style:style style:name="P43" style:family="paragraph" style:parent-style-name="Text_20_body">
      <style:paragraph-properties fo:margin-left="1.27cm" fo:margin-right="0cm" fo:margin-top="0cm" fo:margin-bottom="0.247cm" style:contextual-spacing="false" fo:line-height="120%" fo:text-indent="0cm" style:auto-text-indent="false"/>
      <style:text-properties style:font-name="TimesNewRomanPSMT" fo:font-size="12pt" fo:font-weight="normal" officeooo:rsid="00181a10" officeooo:paragraph-rsid="00181a10" style:font-weight-asian="normal" style:font-weight-complex="normal"/>
    </style:style>
    <style:style style:name="P44" style:family="paragraph" style:parent-style-name="Text_20_body">
      <style:paragraph-properties fo:margin-left="1.27cm" fo:margin-right="0cm" fo:margin-top="0cm" fo:margin-bottom="0.247cm" style:contextual-spacing="false" fo:line-height="120%" fo:text-indent="0cm" style:auto-text-indent="false"/>
      <style:text-properties style:font-name="TimesNewRomanPSMT" fo:font-size="12pt" fo:font-weight="normal" officeooo:rsid="001a4100" officeooo:paragraph-rsid="001a3090" style:font-weight-asian="normal" style:font-weight-complex="normal"/>
    </style:style>
    <style:style style:name="P45" style:family="paragraph" style:parent-style-name="Text_20_body">
      <style:paragraph-properties fo:margin-left="1.27cm" fo:margin-right="0cm" fo:margin-top="0cm" fo:margin-bottom="0.247cm" style:contextual-spacing="false" fo:line-height="120%" fo:text-indent="0cm" style:auto-text-indent="false"/>
      <style:text-properties style:font-name="TimesNewRomanPSMT" fo:font-size="12pt" fo:font-weight="normal" officeooo:rsid="001e5de5" officeooo:paragraph-rsid="001e5de5" style:font-weight-asian="normal" style:font-weight-complex="normal"/>
    </style:style>
    <style:style style:name="P46" style:family="paragraph" style:parent-style-name="Text_20_body">
      <style:paragraph-properties fo:margin-left="1.27cm" fo:margin-right="0cm" fo:margin-top="0cm" fo:margin-bottom="0.247cm" style:contextual-spacing="false" fo:line-height="120%" fo:text-indent="0cm" style:auto-text-indent="false"/>
      <style:text-properties style:font-name="TimesNewRomanPSMT" fo:font-size="12pt" fo:font-weight="normal" officeooo:rsid="001fbdd4" officeooo:paragraph-rsid="0027bb84" style:font-weight-asian="normal" style:font-weight-complex="normal"/>
    </style:style>
    <style:style style:name="P47" style:family="paragraph" style:parent-style-name="Text_20_body">
      <style:paragraph-properties fo:margin-left="1.27cm" fo:margin-right="0cm" fo:margin-top="0cm" fo:margin-bottom="0.247cm" style:contextual-spacing="false" fo:line-height="120%" fo:text-indent="0cm" style:auto-text-indent="false"/>
      <style:text-properties style:font-name="TimesNewRomanPSMT" fo:font-size="12pt" fo:font-weight="normal" officeooo:rsid="0026d9d1" officeooo:paragraph-rsid="0026d9d1" style:font-weight-asian="normal" style:font-weight-complex="normal"/>
    </style:style>
    <style:style style:name="P48" style:family="paragraph" style:parent-style-name="Text_20_body">
      <style:paragraph-properties fo:margin-left="1.27cm" fo:margin-right="0cm" fo:margin-top="0cm" fo:margin-bottom="0.247cm" style:contextual-spacing="false" fo:line-height="120%" fo:text-indent="0cm" style:auto-text-indent="false"/>
      <style:text-properties officeooo:rsid="0012ef2a" officeooo:paragraph-rsid="0012ef2a"/>
    </style:style>
    <style:style style:name="P49"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style:font-name="TimesNewRomanPSMT" fo:font-size="12pt" fo:font-weight="normal" officeooo:rsid="0016cea7" officeooo:paragraph-rsid="0016cea7" style:font-weight-asian="normal" style:font-weight-complex="normal"/>
    </style:style>
    <style:style style:name="P50"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style:font-name="TimesNewRomanPSMT" fo:font-size="12pt" officeooo:paragraph-rsid="00181a10"/>
    </style:style>
    <style:style style:name="P51" style:family="paragraph" style:parent-style-name="Text_20_body">
      <style:paragraph-properties fo:margin-left="0cm" fo:margin-right="0cm" fo:margin-top="0cm" fo:margin-bottom="0.247cm" style:contextual-spacing="false" fo:line-height="120%" fo:text-indent="0cm" style:auto-text-indent="false"/>
      <style:text-properties style:font-name="TimesNewRomanPSMT" fo:font-size="12pt" fo:font-weight="normal" officeooo:rsid="0016cea7" officeooo:paragraph-rsid="0016cea7" style:font-weight-asian="normal" style:font-weight-complex="normal"/>
    </style:style>
    <style:style style:name="P52" style:family="paragraph" style:parent-style-name="Text_20_body" style:master-page-name="">
      <style:paragraph-properties style:page-number="auto"/>
      <style:text-properties style:font-name="TimesNewRomanPSMT" fo:font-size="12pt" fo:font-weight="normal" officeooo:rsid="000edf30" officeooo:paragraph-rsid="00155c5f" style:font-weight-asian="normal" style:font-weight-complex="normal"/>
    </style:style>
    <style:style style:name="P53" style:family="paragraph" style:parent-style-name="Text_20_body" style:master-page-name="">
      <style:paragraph-properties style:page-number="auto"/>
      <style:text-properties fo:font-weight="normal" officeooo:rsid="000edf30" officeooo:paragraph-rsid="001e5de5" style:font-weight-asian="normal" style:font-weight-complex="normal"/>
    </style:style>
    <style:style style:name="P54" style:family="paragraph" style:parent-style-name="Standard" style:list-style-name="L2">
      <style:text-properties officeooo:rsid="000edf30" officeooo:paragraph-rsid="001a89ce"/>
    </style:style>
    <style:style style:name="P55" style:family="paragraph" style:parent-style-name="Standard">
      <style:text-properties officeooo:rsid="000edf30" officeooo:paragraph-rsid="000edf30"/>
    </style:style>
    <style:style style:name="P56" style:family="paragraph" style:parent-style-name="Standard" style:list-style-name="L2">
      <style:text-properties officeooo:rsid="001a89ce" officeooo:paragraph-rsid="001a89ce"/>
    </style:style>
    <style:style style:name="P57" style:family="paragraph" style:parent-style-name="Text_20_body">
      <style:paragraph-properties fo:margin-left="1.27cm" fo:margin-right="0cm" fo:margin-top="0cm" fo:margin-bottom="0.247cm" style:contextual-spacing="false" fo:line-height="120%" fo:text-indent="0cm" style:auto-text-indent="false"/>
      <style:text-properties fo:font-style="normal" officeooo:rsid="00113010" officeooo:paragraph-rsid="00113010" style:font-style-asian="normal" style:font-style-complex="normal"/>
    </style:style>
    <style:style style:name="P58" style:family="paragraph" style:parent-style-name="Text_20_body">
      <style:paragraph-properties fo:margin-left="1.27cm" fo:margin-right="0cm" fo:margin-top="0cm" fo:margin-bottom="0.247cm" style:contextual-spacing="false" fo:line-height="120%" fo:text-indent="0cm" style:auto-text-indent="false"/>
      <style:text-properties style:font-name="TimesNewRomanPSMT" fo:font-size="12pt" fo:font-style="normal" fo:font-weight="normal" officeooo:rsid="001e5de5" officeooo:paragraph-rsid="001e5de5" style:font-style-asian="normal" style:font-weight-asian="normal" style:font-style-complex="normal" style:font-weight-complex="normal"/>
    </style:style>
    <style:style style:name="P59" style:family="paragraph" style:parent-style-name="Text_20_body">
      <style:paragraph-properties fo:margin-left="1.27cm" fo:margin-right="0cm" fo:margin-top="0cm" fo:margin-bottom="0.247cm" style:contextual-spacing="false" fo:line-height="120%" fo:text-indent="0cm" style:auto-text-indent="false"/>
      <style:text-properties style:font-name="TimesNewRomanPSMT" fo:font-size="12pt" fo:font-style="normal" fo:font-weight="normal" officeooo:rsid="001fbdd4" officeooo:paragraph-rsid="001fbdd4" style:font-style-asian="normal" style:font-weight-asian="normal" style:font-style-complex="normal" style:font-weight-complex="normal"/>
    </style:style>
    <style:style style:name="P60" style:family="paragraph" style:parent-style-name="Text_20_body">
      <style:paragraph-properties fo:margin-left="1.27cm" fo:margin-right="0cm" fo:margin-top="0cm" fo:margin-bottom="0.247cm" style:contextual-spacing="false" fo:line-height="120%" fo:text-indent="0cm" style:auto-text-indent="false"/>
      <style:text-properties style:font-name="TimesNewRomanPSMT" fo:font-size="12pt" fo:font-weight="normal" officeooo:rsid="001e5de5" officeooo:paragraph-rsid="001e5de5" style:font-weight-asian="normal" style:font-weight-complex="normal"/>
    </style:style>
    <style:style style:name="P61" style:family="paragraph" style:parent-style-name="Text_20_body">
      <style:paragraph-properties fo:margin-left="1.27cm" fo:margin-right="0cm" fo:margin-top="0cm" fo:margin-bottom="0.247cm" style:contextual-spacing="false" fo:line-height="120%" fo:text-indent="0cm" style:auto-text-indent="false"/>
      <style:text-properties style:font-name="TimesNewRomanPSMT" fo:font-size="12pt" fo:font-weight="normal" officeooo:rsid="001fbdd4" officeooo:paragraph-rsid="0027bb84" style:font-weight-asian="normal" style:font-weight-complex="normal"/>
    </style:style>
    <style:style style:name="P62"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style:font-name="TimesNewRomanPSMT" fo:font-size="12pt" fo:font-weight="normal" officeooo:rsid="001a3090" officeooo:paragraph-rsid="001a3090" style:font-weight-asian="normal" style:font-weight-complex="normal"/>
    </style:style>
    <style:style style:name="P63"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style:font-name="TimesNewRomanPSMT" fo:font-size="12pt" fo:font-weight="normal" officeooo:rsid="0016cea7" officeooo:paragraph-rsid="0016cea7" style:font-weight-asian="normal" style:font-weight-complex="normal"/>
    </style:style>
    <style:style style:name="P64"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style:font-name="TimesNewRomanPSMT" fo:font-size="12pt" fo:font-weight="normal" officeooo:rsid="00191922" officeooo:paragraph-rsid="00181a10" style:font-weight-asian="normal" style:font-weight-complex="normal"/>
    </style:style>
    <style:style style:name="P65"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officeooo:rsid="00113010" officeooo:paragraph-rsid="00113010"/>
    </style:style>
    <style:style style:name="P66"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officeooo:rsid="0012ef2a" officeooo:paragraph-rsid="0012ef2a"/>
    </style:style>
    <style:style style:name="P67" style:family="paragraph" style:parent-style-name="Text_20_body" style:master-page-name="">
      <style:paragraph-properties fo:margin-left="1.27cm" fo:margin-right="0cm" fo:margin-top="0cm" fo:margin-bottom="0.247cm" style:contextual-spacing="false" fo:line-height="120%" fo:text-indent="0cm" style:auto-text-indent="false" style:page-number="auto"/>
      <style:text-properties officeooo:rsid="0014752f" officeooo:paragraph-rsid="0014752f"/>
    </style:style>
    <style:style style:name="P68" style:family="paragraph" style:parent-style-name="Text_20_body">
      <style:text-properties style:font-name="TimesNewRomanPSMT" fo:font-size="12pt" officeooo:paragraph-rsid="00155c5f"/>
    </style:style>
    <style:style style:name="P69" style:family="paragraph" style:parent-style-name="Text_20_body">
      <style:text-properties style:font-name="TimesNewRomanPSMT" fo:font-size="12pt" officeooo:paragraph-rsid="0027bb84"/>
    </style:style>
    <style:style style:name="P70" style:family="paragraph" style:parent-style-name="Text_20_body">
      <style:text-properties style:font-name="TimesNewRomanPSMT" fo:font-size="12pt" fo:font-weight="normal" officeooo:rsid="000edf30" officeooo:paragraph-rsid="00155c5f" style:font-weight-asian="normal" style:font-weight-complex="normal"/>
    </style:style>
    <style:style style:name="P71" style:family="paragraph" style:parent-style-name="Text_20_body">
      <style:text-properties style:font-name="TimesNewRomanPS" fo:font-size="12pt" fo:font-style="normal" officeooo:rsid="0021acc5" officeooo:paragraph-rsid="00155c5f" style:font-style-asian="normal" style:font-style-complex="normal"/>
    </style:style>
    <style:style style:name="P72" style:family="paragraph" style:parent-style-name="Text_20_body">
      <style:text-properties style:font-name="TimesNewRomanPS" fo:font-size="12pt" fo:font-style="normal" officeooo:rsid="00229a8e" officeooo:paragraph-rsid="00155c5f" style:font-style-asian="normal" style:font-style-complex="normal"/>
    </style:style>
    <style:style style:name="P73" style:family="paragraph" style:parent-style-name="Text_20_body">
      <style:text-properties officeooo:rsid="00113010" officeooo:paragraph-rsid="00113010"/>
    </style:style>
    <style:style style:name="P74" style:family="paragraph" style:parent-style-name="Text_20_body">
      <style:text-properties fo:font-weight="normal" officeooo:rsid="000edf30" officeooo:paragraph-rsid="00155c5f" style:font-weight-asian="normal" style:font-weight-complex="normal"/>
    </style:style>
    <style:style style:name="P75" style:family="paragraph" style:parent-style-name="Text_20_body">
      <style:text-properties fo:font-weight="normal" officeooo:rsid="000edf30" officeooo:paragraph-rsid="0027bb84" style:font-weight-asian="normal" style:font-weight-complex="normal"/>
    </style:style>
    <style:style style:name="P76" style:family="paragraph" style:parent-style-name="Text_20_body">
      <style:text-properties officeooo:paragraph-rsid="00155c5f"/>
    </style:style>
    <style:style style:name="P77" style:family="paragraph" style:parent-style-name="Text_20_body" style:master-page-name="">
      <style:paragraph-properties fo:margin-left="1.3cm" fo:margin-right="0cm" fo:margin-top="0cm" fo:margin-bottom="0.247cm" style:contextual-spacing="false" fo:line-height="120%" fo:text-indent="0cm" style:auto-text-indent="false" style:page-number="auto"/>
      <style:text-properties officeooo:rsid="002e2318" officeooo:paragraph-rsid="002e2318"/>
    </style:style>
    <style:style style:name="T1" style:family="text">
      <style:text-properties fo:font-style="normal" style:font-style-asian="normal" style:font-style-complex="normal"/>
    </style:style>
    <style:style style:name="T2" style:family="text">
      <style:text-properties fo:font-style="normal" officeooo:rsid="00266660" style:font-style-asian="normal" style:font-style-complex="normal"/>
    </style:style>
    <style:style style:name="T3" style:family="text">
      <style:text-properties officeooo:rsid="00182f57"/>
    </style:style>
    <style:style style:name="T4" style:family="text">
      <style:text-properties fo:font-style="normal" officeooo:rsid="0027bb84"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182f57" style:font-style-asian="italic" style:font-style-complex="italic"/>
    </style:style>
    <style:style style:name="T7" style:family="text">
      <style:text-properties fo:font-style="italic" officeooo:rsid="0027bb84" style:font-style-asian="italic" style:font-style-complex="italic"/>
    </style:style>
    <style:style style:name="T8" style:family="text">
      <style:text-properties officeooo:rsid="0010a13a"/>
    </style:style>
    <style:style style:name="T9" style:family="text">
      <style:text-properties fo:font-style="normal" style:font-style-asian="normal" style:font-style-complex="normal"/>
    </style:style>
    <style:style style:name="T10" style:family="text">
      <style:text-properties fo:font-style="normal" officeooo:rsid="00182f57" style:font-style-asian="normal" style:font-style-complex="normal"/>
    </style:style>
    <style:style style:name="T11" style:family="text">
      <style:text-properties fo:font-style="normal" officeooo:rsid="001901c6" style:font-style-asian="normal" style:font-style-complex="normal"/>
    </style:style>
    <style:style style:name="T12" style:family="text">
      <style:text-properties fo:font-style="normal" officeooo:rsid="001fbdd4" style:font-style-asian="normal" style:font-style-complex="normal"/>
    </style:style>
    <style:style style:name="T13" style:family="text">
      <style:text-properties fo:font-style="normal" officeooo:rsid="0022c09b" style:font-style-asian="normal" style:font-style-complex="normal"/>
    </style:style>
    <style:style style:name="T14" style:family="text">
      <style:text-properties fo:font-style="normal" officeooo:rsid="00252303" style:font-style-asian="normal" style:font-style-complex="normal"/>
    </style:style>
    <style:style style:name="T15" style:family="text">
      <style:text-properties fo:font-style="normal" officeooo:rsid="00266660" style:font-style-asian="normal" style:font-style-complex="normal"/>
    </style:style>
    <style:style style:name="T16" style:family="text">
      <style:text-properties fo:font-style="normal" officeooo:rsid="0027bb84" style:font-style-asian="normal" style:font-style-complex="normal"/>
    </style:style>
    <style:style style:name="T17" style:family="text">
      <style:text-properties fo:font-style="normal" officeooo:rsid="002ae5b6" style:font-style-asian="normal" style:font-style-complex="normal"/>
    </style:style>
    <style:style style:name="T18" style:family="text">
      <style:text-properties fo:font-style="normal" officeooo:rsid="002e2318" style:font-style-asian="normal" style:font-style-complex="normal"/>
    </style:style>
    <style:style style:name="T19" style:family="text">
      <style:text-properties officeooo:rsid="00155c5f"/>
    </style:style>
    <style:style style:name="T20" style:family="text">
      <style:text-properties style:font-name="TimesNewRomanPSMT" fo:font-size="12pt"/>
    </style:style>
    <style:style style:name="T21" style:family="text">
      <style:text-properties style:font-name="TimesNewRomanPSMT" fo:font-size="12pt" officeooo:rsid="001c0251"/>
    </style:style>
    <style:style style:name="T22" style:family="text">
      <style:text-properties style:font-name="TimesNewRomanPSMT" fo:font-size="12pt" fo:font-weight="normal" officeooo:rsid="000edf30" style:font-weight-asian="normal" style:font-weight-complex="normal"/>
    </style:style>
    <style:style style:name="T23" style:family="text">
      <style:text-properties style:font-name="TimesNewRomanPSMT" fo:font-size="12pt" officeooo:rsid="001fbdd4"/>
    </style:style>
    <style:style style:name="T24" style:family="text">
      <style:text-properties fo:font-weight="normal" officeooo:rsid="00181a10" style:font-weight-asian="normal" style:font-weight-complex="normal"/>
    </style:style>
    <style:style style:name="T25" style:family="text">
      <style:text-properties fo:font-weight="normal" officeooo:rsid="000edf30" style:font-weight-asian="normal" style:font-weight-complex="normal"/>
    </style:style>
    <style:style style:name="T26" style:family="text">
      <style:text-properties fo:font-weight="normal" officeooo:rsid="001e5de5" style:font-weight-asian="normal" style:font-weight-complex="normal"/>
    </style:style>
    <style:style style:name="T27" style:family="text">
      <style:text-properties style:font-name="TimesNewRomanPS" fo:font-size="12pt" fo:font-style="italic"/>
    </style:style>
    <style:style style:name="T28" style:family="text">
      <style:text-properties style:font-name="TimesNewRomanPS" fo:font-size="12pt" fo:font-style="italic" officeooo:rsid="001fbdd4"/>
    </style:style>
    <style:style style:name="T29" style:family="text">
      <style:text-properties style:font-name="TimesNewRomanPS" fo:font-size="12pt" fo:font-style="normal" officeooo:rsid="001fbdd4" style:font-style-asian="normal" style:font-style-complex="normal"/>
    </style:style>
    <style:style style:name="T30" style:family="text">
      <style:text-properties officeooo:rsid="00182f57"/>
    </style:style>
    <style:style style:name="T31" style:family="text">
      <style:text-properties officeooo:rsid="001a8c41"/>
    </style:style>
    <style:style style:name="T32" style:family="text">
      <style:text-properties officeooo:rsid="001b375b"/>
    </style:style>
    <style:style style:name="T33" style:family="text">
      <style:text-properties officeooo:rsid="001c0251"/>
    </style:style>
    <style:style style:name="T34" style:family="text">
      <style:text-properties officeooo:rsid="0021acc5"/>
    </style:style>
    <style:style style:name="T35" style:family="text">
      <style:text-properties officeooo:rsid="00229a8e"/>
    </style:style>
    <style:style style:name="T36" style:family="text">
      <style:text-properties officeooo:rsid="0022c09b"/>
    </style:style>
    <style:style style:name="T37" style:family="text">
      <style:text-properties officeooo:rsid="00266660"/>
    </style:style>
    <style:style style:name="T38" style:family="text">
      <style:text-properties officeooo:rsid="002ae5b6"/>
    </style:style>
    <style:style style:name="T39" style:family="text">
      <style:text-properties officeooo:rsid="002c4434"/>
    </style:style>
    <style:style style:name="T40" style:family="text">
      <style:text-properties officeooo:rsid="002e231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office:automatic-styles>
  <office:body>
    <office:text text:use-soft-page-breaks="true">
      <text:tracked-changes>
        <text:changed-region xml:id="ct68468256" text:id="ct68468256">
          <text:deletion>
            <office:change-info>
              <dc:creator>Unknown Author</dc:creator>
              <dc:date>2015-04-28T15:17:00</dc:date>
            </office:change-info>
            <text:p text:style-name="P1"><text:s/></text:p>
          </text:deletion>
        </text:changed-region>
        <text:changed-region xml:id="ct69055264" text:id="ct69055264">
          <text:insertion>
            <office:change-info>
              <dc:creator>Unknown Author</dc:creator>
              <dc:date>2015-04-28T15:17:00</dc:date>
            </office:change-info>
          </text:insertion>
        </text:changed-region>
        <text:changed-region xml:id="ct60918816" text:id="ct60918816">
          <text:insertion>
            <office:change-info>
              <dc:creator>Unknown Author</dc:creator>
              <dc:date>2015-04-28T15:17:00</dc:date>
            </office:change-info>
          </text:insertion>
        </text:changed-region>
        <text:changed-region xml:id="ct60726592" text:id="ct60726592">
          <text:insertion>
            <office:change-info>
              <dc:creator>Unknown Author</dc:creator>
              <dc:date>2015-04-28T15:17:00</dc:date>
            </office:change-info>
          </text:insertion>
        </text:changed-region>
        <text:changed-region xml:id="ct84950992" text:id="ct84950992">
          <text:insertion>
            <office:change-info>
              <dc:creator>Unknown Author</dc:creator>
              <dc:date>2015-04-28T15:18:00</dc:date>
            </office:change-info>
          </text:insertion>
        </text:changed-region>
        <text:changed-region xml:id="ct33905760" text:id="ct33905760">
          <text:deletion>
            <office:change-info>
              <dc:creator>Unknown Author</dc:creator>
              <dc:date>2015-04-28T15:18:00</dc:date>
            </office:change-info>
            <text:p text:style-name="P2"><text:span text:style-name="T1"><text:s/></text:span></text:p>
          </text:deletion>
        </text:changed-region>
        <text:changed-region xml:id="ct113404864" text:id="ct113404864">
          <text:insertion>
            <office:change-info>
              <dc:creator>Unknown Author</dc:creator>
              <dc:date>2015-04-28T15:18:00</dc:date>
            </office:change-info>
          </text:insertion>
        </text:changed-region>
        <text:changed-region xml:id="ct97694720" text:id="ct97694720">
          <text:deletion>
            <office:change-info>
              <dc:creator>Unknown Author</dc:creator>
              <dc:date>2015-04-28T15:18:00</dc:date>
            </office:change-info>
            <text:p text:style-name="P3">, while</text:p>
          </text:deletion>
        </text:changed-region>
        <text:changed-region xml:id="ct73082144" text:id="ct73082144">
          <text:insertion>
            <office:change-info>
              <dc:creator>Unknown Author</dc:creator>
              <dc:date>2015-04-28T15:19:00</dc:date>
            </office:change-info>
          </text:insertion>
        </text:changed-region>
        <text:changed-region xml:id="ct33918880" text:id="ct33918880">
          <text:deletion>
            <office:change-info>
              <dc:creator>Unknown Author</dc:creator>
              <dc:date>2015-04-28T15:19:00</dc:date>
            </office:change-info>
            <text:p text:style-name="P3">instead </text:p>
          </text:deletion>
        </text:changed-region>
        <text:changed-region xml:id="ct140039561292736" text:id="ct140039561292736">
          <text:deletion>
            <office:change-info>
              <dc:creator>Unknown Author</dc:creator>
              <dc:date>2015-04-28T15:19:00</dc:date>
            </office:change-info>
            <text:p text:style-name="P3"><text:s/>however</text:p>
          </text:deletion>
        </text:changed-region>
        <text:changed-region xml:id="ct140039561304672" text:id="ct140039561304672">
          <text:insertion>
            <office:change-info>
              <dc:creator>Unknown Author</dc:creator>
              <dc:date>2015-04-28T15:19:00</dc:date>
            </office:change-info>
          </text:insertion>
        </text:changed-region>
        <text:changed-region xml:id="ct61229760" text:id="ct61229760">
          <text:deletion>
            <office:change-info>
              <dc:creator>Unknown Author</dc:creator>
              <dc:date>2015-04-28T15:19:00</dc:date>
            </office:change-info>
            <text:p text:style-name="P4"/>
            <text:p text:style-name="P4"/>
          </text:deletion>
        </text:changed-region>
        <text:changed-region xml:id="ct33916432" text:id="ct33916432">
          <text:insertion>
            <office:change-info>
              <dc:creator>Unknown Author</dc:creator>
              <dc:date>2015-04-28T15:21:00</dc:date>
            </office:change-info>
          </text:insertion>
        </text:changed-region>
        <text:changed-region xml:id="ct68661792" text:id="ct68661792">
          <text:deletion>
            <office:change-info>
              <dc:creator>Unknown Author</dc:creator>
              <dc:date>2015-04-28T15:21:00</dc:date>
            </office:change-info>
            <text:p text:style-name="P5">, as well as parameter </text:p>
          </text:deletion>
        </text:changed-region>
        <text:changed-region xml:id="ct98913280" text:id="ct98913280">
          <text:deletion>
            <office:change-info>
              <dc:creator>Unknown Author</dc:creator>
              <dc:date>2015-04-28T15:21:00</dc:date>
            </office:change-info>
            <text:p text:style-name="P5">s </text:p>
          </text:deletion>
        </text:changed-region>
        <text:changed-region xml:id="ct61603264" text:id="ct61603264">
          <text:insertion>
            <office:change-info>
              <dc:creator>Unknown Author</dc:creator>
              <dc:date>2015-04-28T15:21:00</dc:date>
            </office:change-info>
          </text:insertion>
        </text:changed-region>
        <text:changed-region xml:id="ct61475600" text:id="ct61475600">
          <text:deletion>
            <office:change-info>
              <dc:creator>Unknown Author</dc:creator>
              <dc:date>2015-04-28T15:21:00</dc:date>
            </office:change-info>
            <text:p text:style-name="P5">for </text:p>
          </text:deletion>
        </text:changed-region>
        <text:changed-region xml:id="ct91941216" text:id="ct91941216">
          <text:deletion>
            <office:change-info>
              <dc:creator>Unknown Author</dc:creator>
              <dc:date>2015-04-28T15:22:00</dc:date>
            </office:change-info>
            <text:p text:style-name="P5">our</text:p>
          </text:deletion>
        </text:changed-region>
        <text:changed-region xml:id="ct51193808" text:id="ct51193808">
          <text:deletion>
            <office:change-info>
              <dc:creator>Unknown Author</dc:creator>
              <dc:date>2015-04-28T15:21:00</dc:date>
            </office:change-info>
            <text:p text:style-name="P5"><text:s/></text:p>
          </text:deletion>
        </text:changed-region>
        <text:changed-region xml:id="ct114010720" text:id="ct114010720">
          <text:insertion>
            <office:change-info>
              <dc:creator>Unknown Author</dc:creator>
              <dc:date>2015-04-28T15:20:00</dc:date>
            </office:change-info>
          </text:insertion>
        </text:changed-region>
        <text:changed-region xml:id="ct61441152" text:id="ct61441152">
          <text:insertion>
            <office:change-info>
              <dc:creator>Unknown Author</dc:creator>
              <dc:date>2015-04-28T15:22:00</dc:date>
            </office:change-info>
          </text:insertion>
        </text:changed-region>
        <text:changed-region xml:id="ct68695600" text:id="ct68695600">
          <text:deletion>
            <office:change-info>
              <dc:creator>Unknown Author</dc:creator>
              <dc:date>2015-04-28T15:22:00</dc:date>
            </office:change-info>
            <text:p text:style-name="P5"><text:span text:style-name="T1">, which </text:span><text:span text:style-name="T2">output was shown in the plot</text:span></text:p>
          </text:deletion>
        </text:changed-region>
        <text:changed-region xml:id="ct61484304" text:id="ct61484304">
          <text:insertion>
            <office:change-info>
              <dc:creator>Unknown Author</dc:creator>
              <dc:date>2015-04-28T15:22:00</dc:date>
            </office:change-info>
          </text:insertion>
        </text:changed-region>
        <text:changed-region xml:id="ct112665552" text:id="ct112665552">
          <text:deletion>
            <office:change-info>
              <dc:creator>Unknown Author</dc:creator>
              <dc:date>2015-04-28T15:22:00</dc:date>
            </office:change-info>
            <text:p text:style-name="P5"><text:span text:style-name="T1">We </text:span></text:p>
          </text:deletion>
        </text:changed-region>
        <text:changed-region xml:id="ct98145696" text:id="ct98145696">
          <text:deletion>
            <office:change-info>
              <dc:creator>Unknown Author</dc:creator>
              <dc:date>2015-04-28T15:20:00</dc:date>
            </office:change-info>
            <text:p text:style-name="P5"><text:span text:style-name="T1">believe</text:span></text:p>
          </text:deletion>
        </text:changed-region>
        <text:changed-region xml:id="ct78026288" text:id="ct78026288">
          <text:insertion>
            <office:change-info>
              <dc:creator>Unknown Author</dc:creator>
              <dc:date>2015-04-28T15:20:00</dc:date>
            </office:change-info>
          </text:insertion>
        </text:changed-region>
        <text:changed-region xml:id="ct113350448" text:id="ct113350448">
          <text:insertion>
            <office:change-info>
              <dc:creator>Unknown Author</dc:creator>
              <dc:date>2015-04-28T15:20:00</dc:date>
            </office:change-info>
          </text:insertion>
        </text:changed-region>
        <text:changed-region xml:id="ct61451056" text:id="ct61451056">
          <text:deletion>
            <office:change-info>
              <dc:creator>Unknown Author</dc:creator>
              <dc:date>2015-04-28T15:20:00</dc:date>
            </office:change-info>
            <text:p text:style-name="P5"><text:span text:style-name="T1">not relevant for </text:span></text:p>
          </text:deletion>
        </text:changed-region>
        <text:changed-region xml:id="ct68110896" text:id="ct68110896">
          <text:insertion>
            <office:change-info>
              <dc:creator>Unknown Author</dc:creator>
              <dc:date>2015-04-28T15:23:00</dc:date>
            </office:change-info>
          </text:insertion>
        </text:changed-region>
        <text:changed-region xml:id="ct57216384" text:id="ct57216384">
          <text:deletion>
            <office:change-info>
              <dc:creator>Unknown Author</dc:creator>
              <dc:date>2015-04-28T15:23:00</dc:date>
            </office:change-info>
            <text:p text:style-name="P5"><text:span text:style-name="T1">instead opted </text:span></text:p>
          </text:deletion>
        </text:changed-region>
        <text:changed-region xml:id="ct42430512" text:id="ct42430512">
          <text:insertion>
            <office:change-info>
              <dc:creator>Unknown Author</dc:creator>
              <dc:date>2015-04-28T15:21:00</dc:date>
            </office:change-info>
          </text:insertion>
        </text:changed-region>
        <text:changed-region xml:id="ct97712976" text:id="ct97712976">
          <text:deletion>
            <office:change-info>
              <dc:creator>Unknown Author</dc:creator>
              <dc:date>2015-04-28T15:21:00</dc:date>
            </office:change-info>
            <text:p text:style-name="P5"><text:span text:style-name="T1">for </text:span></text:p>
          </text:deletion>
        </text:changed-region>
        <text:changed-region xml:id="ct61560320" text:id="ct61560320">
          <text:insertion>
            <office:change-info>
              <dc:creator>Unknown Author</dc:creator>
              <dc:date>2015-04-28T15:23:00</dc:date>
            </office:change-info>
          </text:insertion>
        </text:changed-region>
        <text:changed-region xml:id="ct38922192" text:id="ct38922192">
          <text:deletion>
            <office:change-info>
              <dc:creator>Unknown Author</dc:creator>
              <dc:date>2015-04-28T15:21:00</dc:date>
            </office:change-info>
            <text:p text:style-name="P5"><text:span text:style-name="T1">ing</text:span></text:p>
          </text:deletion>
        </text:changed-region>
        <text:changed-region xml:id="ct121066000" text:id="ct121066000">
          <text:deletion>
            <office:change-info>
              <dc:creator>Unknown Author</dc:creator>
              <dc:date>2015-04-28T15:23:00</dc:date>
            </office:change-info>
            <text:p text:style-name="P5"><text:span text:style-name="T1"><text:s/></text:span></text:p>
          </text:deletion>
        </text:changed-region>
        <text:changed-region xml:id="ct111221520" text:id="ct111221520">
          <text:insertion>
            <office:change-info>
              <dc:creator>Unknown Author</dc:creator>
              <dc:date>2015-04-28T15:25:00</dc:date>
            </office:change-info>
          </text:insertion>
        </text:changed-region>
        <text:changed-region xml:id="ct90813440" text:id="ct90813440">
          <text:insertion>
            <office:change-info>
              <dc:creator>Unknown Author</dc:creator>
              <dc:date>2015-04-28T15:26:00</dc:date>
            </office:change-info>
          </text:insertion>
        </text:changed-region>
        <text:changed-region xml:id="ct114015216" text:id="ct114015216">
          <text:insertion>
            <office:change-info>
              <dc:creator>Unknown Author</dc:creator>
              <dc:date>2015-04-28T15:27:00</dc:date>
            </office:change-info>
          </text:insertion>
        </text:changed-region>
        <text:changed-region xml:id="ct98737936" text:id="ct98737936">
          <text:deletion>
            <office:change-info>
              <dc:creator>Unknown Author</dc:creator>
              <dc:date>2015-04-28T15:28:00</dc:date>
            </office:change-info>
            <text:p text:style-name="P6">We agree with reviewer #2, <text:span text:style-name="T3">and </text:span></text:p>
          </text:deletion>
        </text:changed-region>
        <text:changed-region xml:id="ct33917632" text:id="ct33917632">
          <text:insertion>
            <office:change-info>
              <dc:creator>Unknown Author</dc:creator>
              <dc:date>2015-04-28T15:28:00</dc:date>
            </office:change-info>
          </text:insertion>
        </text:changed-region>
        <text:changed-region xml:id="ct75476720" text:id="ct75476720">
          <text:deletion>
            <office:change-info>
              <dc:creator>Unknown Author</dc:creator>
              <dc:date>2015-04-28T15:28:00</dc:date>
            </office:change-info>
            <text:p text:style-name="P6"><text:span text:style-name="T3">. We now </text:span></text:p>
          </text:deletion>
        </text:changed-region>
        <text:changed-region xml:id="ct76530624" text:id="ct76530624">
          <text:insertion>
            <office:change-info>
              <dc:creator>Unknown Author</dc:creator>
              <dc:date>2015-04-28T15:24:00</dc:date>
            </office:change-info>
          </text:insertion>
        </text:changed-region>
        <text:changed-region xml:id="ct76582768" text:id="ct76582768">
          <text:deletion>
            <office:change-info>
              <dc:creator>Unknown Author</dc:creator>
              <dc:date>2015-04-28T15:28:00</dc:date>
            </office:change-info>
            <text:p text:style-name="P6"><text:span text:style-name="T3">primarily </text:span></text:p>
          </text:deletion>
        </text:changed-region>
        <text:changed-region xml:id="ct68661024" text:id="ct68661024">
          <text:deletion>
            <office:change-info>
              <dc:creator>Unknown Author</dc:creator>
              <dc:date>2015-04-28T15:30:00</dc:date>
            </office:change-info>
            <text:p text:style-name="P7">literature review summarising in detail relevant studies such as</text:p>
          </text:deletion>
        </text:changed-region>
        <text:changed-region xml:id="ct60912624" text:id="ct60912624">
          <text:insertion>
            <office:change-info>
              <dc:creator>Unknown Author</dc:creator>
              <dc:date>2015-04-28T15:30:00</dc:date>
            </office:change-info>
          </text:insertion>
        </text:changed-region>
        <text:changed-region xml:id="ct112477472" text:id="ct112477472">
          <text:deletion>
            <office:change-info>
              <dc:creator>Unknown Author</dc:creator>
              <dc:date>2015-04-28T15:30:00</dc:date>
            </office:change-info>
            <text:p text:style-name="P8">a quite</text:p>
          </text:deletion>
        </text:changed-region>
        <text:changed-region xml:id="ct70487616" text:id="ct70487616">
          <text:insertion>
            <office:change-info>
              <dc:creator>Unknown Author</dc:creator>
              <dc:date>2015-04-28T15:30:00</dc:date>
            </office:change-info>
          </text:insertion>
        </text:changed-region>
        <text:changed-region xml:id="ct63306592" text:id="ct63306592">
          <text:deletion>
            <office:change-info>
              <dc:creator>Unknown Author</dc:creator>
              <dc:date>2015-04-28T15:31:00</dc:date>
            </office:change-info>
            <text:p text:style-name="P8">that we thought</text:p>
          </text:deletion>
        </text:changed-region>
        <text:changed-region xml:id="ct61464016" text:id="ct61464016">
          <text:insertion>
            <office:change-info>
              <dc:creator>Unknown Author</dc:creator>
              <dc:date>2015-04-28T15:31:00</dc:date>
            </office:change-info>
          </text:insertion>
        </text:changed-region>
        <text:changed-region xml:id="ct68750656" text:id="ct68750656">
          <text:insertion>
            <office:change-info>
              <dc:creator>Unknown Author</dc:creator>
              <dc:date>2015-04-28T15:30:00</dc:date>
            </office:change-info>
          </text:insertion>
        </text:changed-region>
        <text:changed-region xml:id="ct68489536" text:id="ct68489536">
          <text:deletion>
            <office:change-info>
              <dc:creator>Unknown Author</dc:creator>
              <dc:date>2015-04-28T15:31:00</dc:date>
            </office:change-info>
            <text:p text:style-name="P8">a</text:p>
          </text:deletion>
        </text:changed-region>
        <text:changed-region xml:id="ct60893696" text:id="ct60893696">
          <text:insertion>
            <office:change-info>
              <dc:creator>Unknown Author</dc:creator>
              <dc:date>2015-04-28T15:31:00</dc:date>
            </office:change-info>
          </text:insertion>
        </text:changed-region>
        <text:changed-region xml:id="ct61599760" text:id="ct61599760">
          <text:insertion>
            <office:change-info>
              <dc:creator>Unknown Author</dc:creator>
              <dc:date>2015-04-28T15:32:00</dc:date>
            </office:change-info>
          </text:insertion>
        </text:changed-region>
        <text:changed-region xml:id="ct68659776" text:id="ct68659776">
          <text:deletion>
            <office:change-info>
              <dc:creator>Unknown Author</dc:creator>
              <dc:date>2015-04-28T15:31:00</dc:date>
            </office:change-info>
            <text:p text:style-name="P8">placed </text:p>
          </text:deletion>
        </text:changed-region>
        <text:changed-region xml:id="ct42322480" text:id="ct42322480">
          <text:deletion>
            <office:change-info>
              <dc:creator>Unknown Author</dc:creator>
              <dc:date>2015-04-28T15:33:00</dc:date>
            </office:change-info>
            <text:p text:style-name="P9">its</text:p>
          </text:deletion>
        </text:changed-region>
        <text:changed-region xml:id="ct57657280" text:id="ct57657280">
          <text:insertion>
            <office:change-info>
              <dc:creator>Unknown Author</dc:creator>
              <dc:date>2015-04-28T15:33:00</dc:date>
            </office:change-info>
          </text:insertion>
        </text:changed-region>
        <text:changed-region xml:id="ct87569872" text:id="ct87569872">
          <text:insertion>
            <office:change-info>
              <dc:creator>Unknown Author</dc:creator>
              <dc:date>2015-04-28T15:33:00</dc:date>
            </office:change-info>
          </text:insertion>
        </text:changed-region>
        <text:changed-region xml:id="ct61071600" text:id="ct61071600">
          <text:insertion>
            <office:change-info>
              <dc:creator>Unknown Author</dc:creator>
              <dc:date>2015-04-28T15:34:00</dc:date>
            </office:change-info>
          </text:insertion>
        </text:changed-region>
        <text:changed-region xml:id="ct97727552" text:id="ct97727552">
          <text:deletion>
            <office:change-info>
              <dc:creator>Unknown Author</dc:creator>
              <dc:date>2015-04-28T15:38:00</dc:date>
            </office:change-info>
            <text:p text:style-name="Text_20_body"/>
          </text:deletion>
        </text:changed-region>
        <text:changed-region xml:id="ct68672576" text:id="ct68672576">
          <text:insertion>
            <office:change-info>
              <dc:creator>Unknown Author</dc:creator>
              <dc:date>2015-04-28T15:35:00</dc:date>
            </office:change-info>
          </text:insertion>
        </text:changed-region>
        <text:changed-region xml:id="ct68620560" text:id="ct68620560">
          <text:insertion>
            <office:change-info>
              <dc:creator>Unknown Author</dc:creator>
              <dc:date>2015-04-28T15:36:00</dc:date>
            </office:change-info>
          </text:insertion>
        </text:changed-region>
        <text:changed-region xml:id="ct43105120" text:id="ct43105120">
          <text:insertion>
            <office:change-info>
              <dc:creator>Unknown Author</dc:creator>
              <dc:date>2015-04-28T15:37:00</dc:date>
            </office:change-info>
          </text:insertion>
        </text:changed-region>
        <text:changed-region xml:id="ct104783856" text:id="ct104783856">
          <text:insertion>
            <office:change-info>
              <dc:creator>Unknown Author</dc:creator>
              <dc:date>2015-04-28T15:41:00</dc:date>
            </office:change-info>
          </text:insertion>
        </text:changed-region>
        <text:changed-region xml:id="ct68338960" text:id="ct68338960">
          <text:insertion>
            <office:change-info>
              <dc:creator>Unknown Author</dc:creator>
              <dc:date>2015-04-28T15:41:00</dc:date>
            </office:change-info>
          </text:insertion>
        </text:changed-region>
        <text:changed-region xml:id="ct68611440" text:id="ct68611440">
          <text:insertion>
            <office:change-info>
              <dc:creator>Unknown Author</dc:creator>
              <dc:date>2015-04-28T15:42:00</dc:date>
            </office:change-info>
          </text:insertion>
        </text:changed-region>
        <text:changed-region xml:id="ct68929040" text:id="ct68929040">
          <text:deletion>
            <office:change-info>
              <dc:creator>Unknown Author</dc:creator>
              <dc:date>2015-04-28T15:42:00</dc:date>
            </office:change-info>
            <text:p text:style-name="P10"><text:span text:style-name="T1">W</text:span></text:p>
          </text:deletion>
        </text:changed-region>
        <text:changed-region xml:id="ct72464912" text:id="ct72464912">
          <text:insertion>
            <office:change-info>
              <dc:creator>Unknown Author</dc:creator>
              <dc:date>2015-04-28T15:42:00</dc:date>
            </office:change-info>
          </text:insertion>
        </text:changed-region>
        <text:changed-region xml:id="ct68273232" text:id="ct68273232">
          <text:deletion>
            <office:change-info>
              <dc:creator>Unknown Author</dc:creator>
              <dc:date>2015-04-28T15:41:00</dc:date>
            </office:change-info>
            <text:p text:style-name="P10"><text:span text:style-name="T4">s</text:span></text:p>
          </text:deletion>
        </text:changed-region>
        <text:changed-region xml:id="ct68487968" text:id="ct68487968">
          <text:deletion>
            <office:change-info>
              <dc:creator>Unknown Author</dc:creator>
              <dc:date>2015-04-28T15:41:00</dc:date>
            </office:change-info>
            <text:p text:style-name="P10"><text:span text:style-name="T4">note</text:span></text:p>
          </text:deletion>
        </text:changed-region>
        <text:changed-region xml:id="ct80894656" text:id="ct80894656">
          <text:insertion>
            <office:change-info>
              <dc:creator>Unknown Author</dc:creator>
              <dc:date>2015-04-28T15:41:00</dc:date>
            </office:change-info>
          </text:insertion>
        </text:changed-region>
        <text:changed-region xml:id="ct60767328" text:id="ct60767328">
          <text:insertion>
            <office:change-info>
              <dc:creator>Unknown Author</dc:creator>
              <dc:date>2015-04-28T15:42:00</dc:date>
            </office:change-info>
          </text:insertion>
        </text:changed-region>
        <text:changed-region xml:id="ct72148080" text:id="ct72148080">
          <text:insertion>
            <office:change-info>
              <dc:creator>Unknown Author</dc:creator>
              <dc:date>2015-04-28T15:43:00</dc:date>
            </office:change-info>
          </text:insertion>
        </text:changed-region>
        <text:changed-region xml:id="ct101644240" text:id="ct101644240">
          <text:deletion>
            <office:change-info>
              <dc:creator>Unknown Author</dc:creator>
              <dc:date>2015-04-28T15:43:00</dc:date>
            </office:change-info>
            <text:p text:style-name="P10"><text:span text:style-name="T4">This is also supported by </text:span></text:p>
          </text:deletion>
        </text:changed-region>
        <text:changed-region xml:id="ct91798704" text:id="ct91798704">
          <text:insertion>
            <office:change-info>
              <dc:creator>Unknown Author</dc:creator>
              <dc:date>2015-04-28T15:43:00</dc:date>
            </office:change-info>
          </text:insertion>
        </text:changed-region>
        <text:changed-region xml:id="ct69054368" text:id="ct69054368">
          <text:deletion>
            <office:change-info>
              <dc:creator>Unknown Author</dc:creator>
              <dc:date>2015-04-28T15:41:00</dc:date>
            </office:change-info>
            <text:p text:style-name="P11"/>
            <text:p text:style-name="P12"><text:tab/></text:p>
            <text:p text:style-name="P13"/>
            <text:p text:style-name="P14"/>
            <text:p text:style-name="P15"/>
            <text:p text:style-name="P1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ear Editor,</text:p>
      <text:p text:style-name="P17"/>
      <text:p text:style-name="P1"><text:change text:change-id="ct68468256"/>We are pleased to submit a revised version of our manuscript C<text:span text:style-name="T5">ultural Incubators and Spread of Innovation</text:span> authored by myself and Mark Lake for consideration for publication in the Human Biology special issue “Approaches to Modeling Demic and Cultural Diffusion”. </text:p>
      <text:p text:style-name="P1"/>
      <text:p text:style-name="P19">We addressed all the key points and issues raised by the two reviewers, which we believe significantly improved the quality of the paper. In particular, we:</text:p>
      <text:p text:style-name="P19"/>
      <text:list xml:id="list2796699253785549819" text:style-name="L2">
        <text:list-item>
          <text:p text:style-name="P54">clarified the descriptions of our model<text:span text:style-name="T31">s, revising our key equations;</text:span></text:p>
        </text:list-item>
        <text:list-item>
          <text:p text:style-name="P56">eliminated the “payoff-weighted” model and introduced <text:span text:style-name="T36">a</text:span> “copy-if-better” model <text:span text:style-name="T31">which represent</text:span><text:change-start text:change-id="ct69055264"/><text:span text:style-name="T31">s</text:span><text:change-end text:change-id="ct69055264"/><text:span text:style-name="T31"> a more suitable intermediate stage between unbiased learning and “copy-the-best” learning.</text:span></text:p>
        </text:list-item>
        <text:list-item>
          <text:p text:style-name="P56">revised and checked the figures and their caption<text:change-start text:change-id="ct60918816"/><text:span text:style-name="T38">s</text:span><text:change-end text:change-id="ct60918816"/>;</text:p>
        </text:list-item>
        <text:list-item>
          <text:p text:style-name="P56">addressed the issue pertaining <text:change-start text:change-id="ct60726592"/><text:span text:style-name="T38">to </text:span><text:change-end text:change-id="ct60726592"/>the <text:span text:style-name="T31">mis-</text:span>use of the term “effective population size”. </text:p>
        </text:list-item>
      </text:list>
      <text:p text:style-name="P1"/>
      <text:p text:style-name="P1">Please find below our point-by-point responses to <text:span text:style-name="T32">key issues raised by the</text:span> two reviewers. <text:span text:style-name="T32">Original comments</text:span> are typeset justified against the left margin and our responses are indented.</text:p>
      <text:p text:style-name="P20"/>
      <text:p text:style-name="P21">Yours faithfully,</text:p>
      <text:p text:style-name="P22">Enrico Crema <text:s/><text:span text:style-name="T8">&amp; </text:span>Mark Lake</text:p>
      <text:p text:style-name="P22"/>
      <text:p text:style-name="P23">Reviewer #1 </text:p>
      <text:p text:style-name="P4">“ (Page 19) k is only mentioned in “c. Copy-the-best” but when reading on it transpired that k was affecting all of the learning biases. Include k in each description, assuming this is the case. Also, specify here whether the focal agent is included in k (it’s in a footnote later on but really should be here)”</text:p>
      <text:p text:style-name="P2">We added a new paragraph on page 25-26 which clarifies our definition of <text:span text:style-name="T5">k,</text:span><text:span text:style-name="T1"> its relationship to the existing literature, </text:span><text:span text:style-name="T13">and its role in our three model</text:span><text:change-start text:change-id="ct84950992"/><text:span text:style-name="T17">s</text:span><text:change-end text:change-id="ct84950992"/><text:span text:style-name="T1">. Also following the suggestion of </text:span><text:span text:style-name="T14">the</text:span><text:span text:style-name="T1"> reviewers, </text:span><text:change text:change-id="ct33905760"/><text:span text:style-name="T5">k</text:span><text:span text:style-name="T1"> </text:span><text:span text:style-name="T14">no longer </text:span><text:span text:style-name="T1">include</text:span><text:span text:style-name="T14">s</text:span><text:span text:style-name="T1"> the focal agent. </text:span></text:p>
      <text:p text:style-name="P57"/>
      <text:p text:style-name="P4">“page 22: I didn’t follow the results of experiment 1 at all....”</text:p>
      <text:p text:style-name="P27">also</text:p>
      <text:p text:style-name="P26"><text:s/>“Similarly for the probability term for Copy-with-weighted-payoff given on <text:span text:style-name="T1">p.23: why does sigma not affect this probability?”</text:span></text:p>
      <text:p text:style-name="P3">We revised our equation for the unbiased transmission<text:change-start text:change-id="ct113404864"/> <text:span text:style-name="T38">and</text:span><text:change-end text:change-id="ct113404864"/><text:change text:change-id="ct97694720"/> we <text:span text:style-name="T33">removed</text:span> our second model (“payoff-weighted model”) and <text:change-start text:change-id="ct73082144"/><text:span text:style-name="T38">instead </text:span><text:change-end text:change-id="ct73082144"/>explored <text:change text:change-id="ct33918880"/>a “copy-if-better” model <text:span text:style-name="T33">(</text:span>which<text:change text:change-id="ct140039561292736"/> does not<text:change-start text:change-id="ct140039561304672"/>, however,<text:change-end text:change-id="ct140039561304672"/> have an analytical solution<text:span text:style-name="T33">).</text:span> <text:span text:style-name="T37">We made </text:span>this change <text:span text:style-name="T37">in response to</text:span> one of the points raised by the second reviewer concerning the relevance of the evaluation stage in social learning <text:span text:style-name="T37">(see below)</text:span>. </text:p>
      <text:p text:style-name="P48"/>
      <text:p text:style-name="P48"><text:soft-page-break/></text:p>
      <text:p text:style-name="P4"/>
      <text:p text:style-name="P4"><text:change text:change-id="ct61229760"/>“ I don’t think the figure 4 caption applies to the actual figure 4 (the colors don’t correspond to the learning rules, contrary to the caption). I think that what is referred to in the text on p.26 as figure 5 should actually be figure 4. However I found this figure difficult to interpret, because sigma is varying both via the color and also along the x-axis. Is <text:s/>there a better way of illustrating this?</text:p>
      <text:p text:style-name="P5">Figure 4 has now been removed<text:change-start text:change-id="ct33916432"/> <text:span text:style-name="T38">as we no longer</text:span><text:change-end text:change-id="ct33916432"/><text:change text:change-id="ct68661792"/>sweep<text:change text:change-id="ct98913280"/><text:change-start text:change-id="ct61603264"/><text:span text:style-name="T38">the</text:span><text:change-end text:change-id="ct61603264"/><text:change text:change-id="ct61475600"/><text:change text:change-id="ct91941216"/><text:change text:change-id="ct51193808"/>parameter <text:span text:style-name="T5">z</text:span><text:span text:style-name="T1"> in the experiment</text:span><text:change-start text:change-id="ct114010720"/><text:span text:style-name="T17">al</text:span><text:change-end text:change-id="ct114010720"/><text:span text:style-name="T1"> design</text:span><text:change-start text:change-id="ct61441152"/><text:span text:style-name="T1">.</text:span><text:change-end text:change-id="ct61441152"/><text:change text:change-id="ct68695600"/><text:span text:style-name="T1">. <text:s/></text:span><text:change-start text:change-id="ct61484304"/><text:span text:style-name="T17">This is because we decided</text:span><text:change-end text:change-id="ct61484304"/><text:change text:change-id="ct112665552"/><text:change text:change-id="ct98145696"/><text:change-start text:change-id="ct78026288"/><text:span text:style-name="T17">concluded</text:span><text:change-end text:change-id="ct78026288"/><text:span text:style-name="T1"> that the exploration of </text:span><text:span text:style-name="T5">z</text:span><text:span text:style-name="T1"> (the frequency of social learning) was </text:span><text:change-start text:change-id="ct113350448"/><text:span text:style-name="T17">a distraction from </text:span><text:change-end text:change-id="ct113350448"/><text:change text:change-id="ct61451056"/><text:span text:style-name="T1">the key message of the paper, and </text:span><text:change-start text:change-id="ct68110896"/><text:span text:style-name="T17">that it was more important to </text:span><text:change-end text:change-id="ct68110896"/><text:change text:change-id="ct57216384"/><text:change-start text:change-id="ct42430512"/><text:span text:style-name="T17">to </text:span><text:change-end text:change-id="ct42430512"/><text:change text:change-id="ct97712976"/><text:span text:style-name="T1">explor</text:span><text:change-start text:change-id="ct61560320"/><text:span text:style-name="T17">e</text:span><text:change-end text:change-id="ct61560320"/><text:change text:change-id="ct38922192"/><text:change text:change-id="ct121066000"/><text:span text:style-name="T1">different settings of N, following reviewer #2's suggestion.</text:span></text:p>
      <text:p text:style-name="P24">Reviewer #<text:span text:style-name="T19">2</text:span></text:p>
      <text:p text:style-name="P15">“In my opinion, this paper generally confuses the size of the subset of skilled individuals that could potentially serve as a teacher for a naïve individual (the size of that subset is represented by k) and the concept of the effective size of the entire population (which should be represented by Ne).”</text:p>
      <text:p text:style-name="P6"><text:change-start text:change-id="ct111221520"/><text:span text:style-name="T38">Our use of Ne followed that in the literature we cite by way of motivation, but reviewer #2 is correct </text:span><text:change-end text:change-id="ct111221520"/><text:change-start text:change-id="ct90813440"/><text:span text:style-name="T38">that this </text:span><text:change-end text:change-id="ct90813440"/><text:change-start text:change-id="ct114015216"/><text:span text:style-name="T38">is not the formal meaning to which geneticists and others are accustomed. <text:s/>Consequently. </text:span><text:change-end text:change-id="ct114015216"/><text:change text:change-id="ct98737936"/><text:span text:style-name="T38">we rectified this throughout the paper</text:span><text:change-start text:change-id="ct33917632"/><text:span text:style-name="T38"> by standardising our terminology to</text:span><text:change-end text:change-id="ct33917632"/><text:change text:change-id="ct75476720"/><text:span text:style-name="T38">focu</text:span><text:change-start text:change-id="ct76530624"/><text:span text:style-name="T38">s</text:span><text:change-end text:change-id="ct76530624"/><text:span text:style-name="T38"> </text:span><text:change text:change-id="ct76582768"/><text:span text:style-name="T38">on census population (N) and sample pool of social teachers (k). We also introduced a new experiment (experiment #3) designed to evaluate the effect of change in </text:span><text:span text:style-name="T6">N.</text:span><text:span text:style-name="T10"> </text:span></text:p>
      <text:p text:style-name="P42"/>
      <text:p text:style-name="P49">“Unless I have misunderstood something, the equation presented at the bottom of page 22 is incorrect. While it works when z=1 (and it is noted that z=1 in the first experiment), it does not work for 0&lt;z&lt;1. This means that the equation on page 23 is probably also incorrect. The authors should double-check their math against my admittedly off the cuff calculations below.”</text:p>
      <text:p text:style-name="P38"><text:span text:style-name="T10">As mentioned </text:span><text:span text:style-name="T11">earlier</text:span><text:span text:style-name="T10">, we </text:span><text:span text:style-name="T11">removed the payoff-weighted model, and introduced a new model (“copy-if-better”). We have now only one equation for to the unbiased model, while we obtained the probability of loss for the other models exclusively via simulation.</text:span></text:p>
      <text:p text:style-name="P51">“A bigger problem may be that all three equations assume that the innovator is the only one in the population with the currently best cultural variant.”</text:p>
      <text:p text:style-name="P36">We modified all equations to incorporate the effect of convergent <text:soft-page-break/>evolution. Also, following the reviewer's suggestion the probabilities are no longer the loss of the trait for the innovator, but the loss of the trait in the entire population. </text:p>
      <text:p text:style-name="P43"/>
      <text:p text:style-name="P50"><text:span text:style-name="T24">“ 'Baldini (2012) has demonstrated that - perhaps counter-intuitively - they are also biased towards rare traits, with the effect that they can perform less well than unbiased learning when the optimal trait is common.' <text:s/></text:span>How does that work? Maybe it would be useful to the reader to provide 1 or 2 more sentences here to better summarize this work by Baldini. “</text:p>
      <text:p text:style-name="P7">We extended our <text:change text:change-id="ct68661024"/><text:change-start text:change-id="ct60912624"/><text:span text:style-name="T38">account of</text:span><text:change-end text:change-id="ct60912624"/> Baldini's work.</text:p>
      <text:p text:style-name="P43"/>
      <text:p text:style-name="P52">“This evaluative stage is something quite different from the other mechanisms of cultural transmission tested here. So copy-the-best, is not just different in who is targeted to learn from but also in whether or not the targeted g is ultimately adopted.”</text:p>
      <text:p text:style-name="P29">also</text:p>
      <text:p text:style-name="P30">“Page 20: It seems to me that PWF also has a selective component. Perhaps the selective component it is not as strong as CB, but it is certainly different than UB in that way, no? CB is qualitatively different from both in that it also has the evaluative stage, and this might make it difficult to compare CB to the others directly.”</text:p>
      <text:p text:style-name="P30"/>
      <text:p text:style-name="P8">Indeed we think this is <text:change text:change-id="ct112477472"/><text:change-start text:change-id="ct70487616"/><text:span text:style-name="T38">an</text:span><text:change-end text:change-id="ct70487616"/> interesting point <text:change text:change-id="ct63306592"/><text:change-start text:change-id="ct61464016"/><text:span text:style-name="T38">and decided that it</text:span><text:change-end text:change-id="ct61464016"/> deserve<text:change-start text:change-id="ct68750656"/><text:span text:style-name="T38">s</text:span><text:change-end text:change-id="ct68750656"/> <text:change text:change-id="ct68489536"/><text:s/>proper exploration. The new “copy-if-better” model integrates the evaluation stage but keeps the random selection of the social teacher, and hence <text:change-start text:change-id="ct60893696"/><text:span text:style-name="T38">provides a </text:span><text:change-end text:change-id="ct60893696"/>better <text:change-start text:change-id="ct61599760"/><text:span text:style-name="T39">intermediate</text:span><text:change-end text:change-id="ct61599760"/><text:change text:change-id="ct68659776"/>between unbiased transmission (random selection / no evaluation) and copy-the-best (non-random selection/evaluation).</text:p>
      <text:p text:style-name="P44"/>
      <text:p text:style-name="P13"><text:span text:style-name="T25">“</text:span><text:span text:style-name="T20">Page 20: </text:span><text:span text:style-name="T21">'</text:span><text:span text:style-name="T20">...traits that are less beneficial can potentially...</text:span><text:span text:style-name="T21">' </text:span><text:span text:style-name="T20">Here, again, is a spot where the reader might scratch her head as to how a biologically selective neutral trait can be “less beneficial” than another trait. </text:span></text:p>
      <text:p text:style-name="P37">We clarify what we meant by 'beneficial' at page 23.</text:p>
      <text:p text:style-name="P31"/>
      <text:p text:style-name="P53"><text:span text:style-name="T20">“Page 22: “...The latter is measured as the median value of </text:span><text:span text:style-name="T27">g</text:span><text:span text:style-name="T20">...” Why not use the mean? Are the g values distributed non-normally at the end of the run?”</text:span></text:p>
      <text:p text:style-name="P47"><text:soft-page-break/>No the output is identical, but we reckon that mean is a more conventional summary statistic, hence we changed our outputs.</text:p>
      <text:p text:style-name="P16"/>
      <text:p text:style-name="P31"><text:span text:style-name="T25">“Page 25: </text:span><text:span text:style-name="T26">'</text:span><text:span text:style-name="T25">When σ is close to zero (that is when the correlation between the payoff signal and the underlying trait is high), panmixia promotes the immediate diffusion of beneficial traits over larger distance.</text:span><text:span text:style-name="T26">'</text:span><text:span text:style-name="T25"> </text:span>I do not see any results in the figures that have to do with distance or space. Where are the data that support this statement concerning the spread through time and over space? </text:p>
      <text:p text:style-name="P9">Our second and third experiment is based on spatially situated agents, each with <text:change text:change-id="ct42322480"/><text:change-start text:change-id="ct57657280"/><text:span text:style-name="T40">their</text:span><text:change-end text:change-id="ct57657280"/> own sample pool of social teachers defined by the <text:span text:style-name="T5">k</text:span><text:span text:style-name="T1"> nearest-neighbour</text:span><text:change-start text:change-id="ct87569872"/><text:span text:style-name="T18">s</text:span><text:change-end text:change-id="ct87569872"/><text:span text:style-name="T1">. Thus larger distance here refers to larger </text:span><text:span text:style-name="T5">k</text:span><text:span text:style-name="T1"> and a stronger overlap of the sample pool of teachers. We added a figure to illustrate this concept and clarified what we mean by distance</text:span><text:span text:style-name="T12"> and panmixia</text:span><text:span text:style-name="T1"> in the text. </text:span></text:p>
      <text:p text:style-name="P9"/>
      <text:p text:style-name="P58"/>
      <text:p text:style-name="P13"><text:span text:style-name="T22">“</text:span><text:span text:style-name="T20">Page 26: </text:span><text:span text:style-name="T23">'</text:span><text:span text:style-name="T20">The results shown in figures 3 and 4 clearly indicate the detrimental effect of sampling bias with large </text:span><text:span text:style-name="T27">k </text:span><text:span text:style-name="T20">and the positive effect of isolation by distance</text:span><text:span text:style-name="T27">.</text:span><text:span text:style-name="T28">' </text:span><text:span text:style-name="T29">[…] t</text:span><text:span text:style-name="T20">he statement above needs to be made a bit more nuanced or the authors risk making a statement that is too strong and not entirely supported by their own results. It is interesting that UB and PWF do not show the effect of k. </text:span><text:span text:style-name="T23">[...]</text:span></text:p>
      <text:p text:style-name="P59">We specified that our result are specific to the “Copy-the-Best” model, and <text:change-start text:change-id="ct61071600"/><text:span text:style-name="T40">that this </text:span><text:change-end text:change-id="ct61071600"/>does not apply to the two other models of social learning we examined. </text:p>
      <text:p text:style-name="P31"/>
      <text:p text:style-name="P31"><office:annotation office:name="__Annotation__6491_1028696609"><dc:creator>Enrico Crema</dc:creator><dc:date>2015-04-13T16:07:09</dc:date><text:list text:style-name=""><text:list-item><text:p>Do we need to reply to this?</text:p></text:list-item></text:list></office:annotation>“ Page 29: <text:span text:style-name="T34">'</text:span>The most important implication of our results is that smaller, but not too small, social cliques can, perhaps counter-intuitively, promote the survival and spread of beneficial variants.<text:span text:style-name="T34">'</text:span></text:p>
      <text:p text:style-name="Text_20_body"><text:span text:style-name="T20">This is an important implication, but perhaps this is not so counterintuitive, given that smaller cliques (lower k) increase effective population size holding N, μ, z, and cultural transmission mechanism constant. This isn’t so different from the results of other studies in that sense, after all. </text:span><office:annotation-end office:name="__Annotation__6491_1028696609"/><text:change text:change-id="ct97727552"/></text:p>
      <text:p text:style-name="P77"><text:change-start text:change-id="ct68672576"/>Our basic insight t<text:change-end text:change-id="ct68672576"/><text:change-start text:change-id="ct68620560"/>hat smaller social cliques can promote the survival and spread on innovations holds, but we have partially <text:change-end text:change-id="ct68620560"/><text:change-start text:change-id="ct43105120"/>revised our discussion of some of the earlier work (p14-18 and 25-26) to make clearer its emphasis and have more carefully nuanced our conclusions.<text:change-end text:change-id="ct43105120"/><text:change-start text:change-id="ct104783856"/> <text:s/>See also next.<text:change-end text:change-id="ct104783856"/></text:p>
      <text:p text:style-name="P31"><text:soft-page-break/>“ Page 29: <text:span text:style-name="T35">'</text:span>Previous studies (Shennan 2001; Henrich 2004) have demonstrated that drift and low fidelity social learning can increase the accidental disappearance of existing beneficial traits and the retention of suboptimal variants in very small populations, but here we have shown that a large population size can also be detrimental to the rate of cultural evolution.<text:span text:style-name="T35">' </text:span>No, I disagree with the last part of this sentence. The authors did not deal with population size directly, as far as I can tell. They dealt with k directly, and that is not population size. Here the confusion between k and N and Ne comes back to affect the final conclusions of the study adversely. </text:p>
      <text:p text:style-name="P10"><text:change-start text:change-id="ct68338960"/><text:span text:style-name="T18">As noted above</text:span><text:change-end text:change-id="ct68338960"/><text:change-start text:change-id="ct68611440"/><text:span text:style-name="T18">, </text:span><text:change-end text:change-id="ct68611440"/><text:change text:change-id="ct68929040"/><text:change-start text:change-id="ct72464912"/><text:span text:style-name="T18">w</text:span><text:change-end text:change-id="ct72464912"/><text:span text:style-name="T1">e </text:span><text:span text:style-name="T4">clarified the distinction between </text:span><text:span text:style-name="T7">k</text:span><text:span text:style-name="T4"> and </text:span><text:span text:style-name="T7">N</text:span><text:span text:style-name="T4">, and explored directly the relationship between the two parameters in experiment #3. The results confirm</text:span><text:change text:change-id="ct68273232"/><text:span text:style-name="T4"> previous studies that an increase in </text:span><text:span text:style-name="T7">N</text:span><text:span text:style-name="T4"> is beneficial to the rate of cultural evolution, but we also </text:span><text:change text:change-id="ct68487968"/><text:change-start text:change-id="ct80894656"/><text:span text:style-name="T18">demonstrate</text:span><text:change-end text:change-id="ct80894656"/><text:span text:style-name="T4"> that </text:span><text:span text:style-name="T7">k</text:span><text:span text:style-name="T4"> has a crucial role, so that in certain circumstances a lower population with low </text:span><text:span text:style-name="T7">k</text:span><text:span text:style-name="T4"> outperforms a higher population with high </text:span><text:span text:style-name="T7">k</text:span><text:span text:style-name="T4">. </text:span><text:change-start text:change-id="ct60767328"/><text:span text:style-name="T18">We believe that this is an important and </text:span><text:change-end text:change-id="ct60767328"/><text:change-start text:change-id="ct72148080"/><text:span text:style-name="T18">new insight and we ilustrate it using</text:span><text:change-end text:change-id="ct72148080"/><text:change text:change-id="ct101644240"/><text:change-start text:change-id="ct91798704"/><text:span text:style-name="T4"> </text:span><text:change-end text:change-id="ct91798704"/><text:span text:style-name="T4">the new figure 4.</text:span></text:p>
      <text:p text:style-name="P75"><text:change text:change-id="ct690543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NewRomanPS" svg:font-family="TimesNewRomanPS"/>
    <style:font-face style:name="TimesNewRomanPSMT" svg:font-family="TimesNewRomanPSMT"/>
    <style:font-face style:name="DejaVu Sans" svg:font-family="'DejaVu Sans'"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rico Crema</meta:initial-creator>
    <meta:creation-date>2015-04-11T15:16:13.772649000</meta:creation-date>
    <meta:generator>LibreOffice/4.2.6.3$Linux_X86_64 LibreOffice_project/420m0$Build-3</meta:generator>
    <dc:date>2015-04-28T15:43:17.266828754</dc:date>
    <meta:editing-duration>PT11H3M48S</meta:editing-duration>
    <meta:editing-cycles>28</meta:editing-cycles>
    <meta:document-statistic meta:table-count="0" meta:image-count="0" meta:object-count="0" meta:page-count="5" meta:paragraph-count="45" meta:word-count="1651" meta:character-count="9934" meta:non-whitespace-character-count="8313"/>
  </office:meta>
</office:document-meta>
</file>